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b2cf"/>
    </style:style>
    <style:style style:name="P2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paragraph-rsid="0010b2cf" style:text-blinking="false" fo:background-color="transparent" style:font-size-asian="7pt" style:font-style-asian="italic" style:font-size-complex="7pt" style:font-style-complex="italic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2a41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7pt" fo:font-style="italic" style:text-underline-style="none" fo:font-weight="normal" style:text-blinking="false" fo:background-color="transparent" style:font-size-asian="7pt" style:font-style-asian="italic" style:font-size-complex="7pt" style:font-style-complex="italic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3465a4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officeooo:paragraph-rsid="000d2a41" style:text-blinking="false" fo:background-color="transparent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68253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68253" style:text-line-through-style="none" style:text-line-through-type="none" style:font-name="Arial" fo:font-size="18pt" fo:font-style="normal" style:text-underline-style="none" fo:font-weight="normal" style:text-blinking="false" fo:background-color="transparent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68253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style:text-blinking="false" fo:background-color="transparent" style:font-size-asian="7pt" style:font-style-asian="italic" style:font-size-complex="7pt" style:font-style-complex="italic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paragraph-rsid="000eced0" style:text-blinking="false" fo:background-color="transparent" style:font-size-asian="7pt" style:font-style-asian="italic" style:font-size-complex="7pt" style:font-style-complex="italic"/>
    </style:style>
    <style:style style:name="P2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paragraph-rsid="0010b2cf" style:text-blinking="false" fo:background-color="transparent" style:font-size-asian="7pt" style:font-style-asian="italic" style:font-size-complex="7pt" style:font-style-complex="italic"/>
    </style:style>
    <style:style style:name="P2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f10d0c" style:text-line-through-style="none" style:text-line-through-type="none" style:font-name="Arial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color="#ff0000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size-asian="18pt" style:font-size-complex="18pt"/>
    </style:style>
    <style:style style:name="T5" style:family="text">
      <style:text-properties officeooo:rsid="000eced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fo:font-style="italic" style:font-size-asian="7pt" style:font-style-asian="italic" style:font-size-complex="7pt" style:font-style-complex="italic"/>
    </style:style>
    <style:style style:name="T8" style:family="text">
      <style:text-properties fo:color="#ffbf00" fo:font-size="7pt" fo:font-style="italic" style:font-size-asian="7pt" style:font-style-asian="italic" style:font-size-complex="7pt" style:font-style-complex="italic"/>
    </style:style>
    <style:style style:name="T9" style:family="text">
      <style:text-properties fo:color="#f10d0c"/>
    </style:style>
    <style:style style:name="T10" style:family="text">
      <style:text-properties fo:color="#f10d0c" fo:font-size="7pt" fo:font-style="italic" style:font-size-asian="7pt" style:font-style-asian="italic" style:font-size-complex="7pt" style:font-style-complex="italic"/>
    </style:style>
    <style:style style:name="T11" style:family="text">
      <style:text-properties fo:color="#f10d0c" fo:font-size="12pt" style:font-size-asian="12pt" style:font-size-complex="12pt"/>
    </style:style>
    <style:style style:name="T12" style:family="text">
      <style:text-properties fo:font-variant="normal" fo:text-transform="none" fo:color="#f10d0c" style:text-line-through-style="none" style:text-line-through-type="none" style:font-name="Arial" fo:font-size="11pt" fo:font-style="normal" style:text-underline-style="none" fo:font-weight="normal" officeooo:rsid="000eced0" style:text-blinking="false" fo:background-color="transparent" loext:char-shading-value="0"/>
    </style:style>
    <style:style style:name="T13" style:family="text">
      <style:text-properties fo:font-variant="normal" fo:text-transform="none" fo:color="#f10d0c" style:text-line-through-style="none" style:text-line-through-type="none" style:font-name="Arial" fo:font-size="7pt" fo:font-style="italic" style:text-underline-style="none" fo:font-weight="normal" officeooo:rsid="000eced0" style:text-blinking="false" fo:background-color="transparent" loext:char-shading-value="0" style:font-size-asian="7pt" style:font-style-asian="italic" style:font-size-complex="7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docs-internal-guid-62c06fd3-7fff-aeb0-f794-ef88f5acb11b"/>Sélection sur une table </text:p>
      <text:p text:style-name="P12"/>
      <text:list xml:id="list2431051957" text:style-name="L1">
        <text:list-item>
          <text:p text:style-name="P13">Liste des produits</text:p>
        </text:list-item>
      </text:list>
      <text:p text:style-name="P14"/>
      <text:p text:style-name="P14"><text:tab/><text:span text:style-name="T2">SELECT * FROM Article <text:tab/></text:span><text:span text:style-name="T1"><text:tab/></text:span></text:p>
      <text:p text:style-name="P14"/>
      <text:list xml:id="list220445777761326" text:continue-numbering="true" text:style-name="L1">
        <text:list-item>
          <text:p text:style-name="P13">Liste des produits en rupture de stock (dont la quantité est “0”)</text:p>
        </text:list-item>
        <text:list-item>
          <text:p text:style-name="P13"/>
        </text:list-item>
      </text:list>
      <text:p text:style-name="P11"><text:tab/><text:span text:style-name="T1">SELECT * FROM `Article` WHERE `Stock` = 0 ;</text:span></text:p>
      <text:p text:style-name="P14"><text:span text:style-name="T1"/></text:p>
      <text:list xml:id="list220447435802548" text:continue-numbering="true" text:style-name="L1">
        <text:list-item>
          <text:p text:style-name="P13">Liste des commandes d’aujourd’hui classées par n° décroissant</text:p>
        </text:list-item>
      </text:list>
      <text:p text:style-name="P15"><text:tab/><text:span text:style-name="T3">SELECT * FROM Commande where DATE(`Date_de_Commande`)=CURDATE();</text:span></text:p>
      <text:list xml:id="list220445678073993" text:continue-numbering="true" text:style-name="L1">
        <text:list-header>
          <text:p text:style-name="P10"/>
        </text:list-header>
        <text:list-item>
          <text:p text:style-name="P13">Liste des commandes créées depuis les 10 derniers jours</text:p>
          <text:p text:style-name="P18">SELECT * FROM Commande <text:s/>WHERE `Date_de_Commande` &gt;= NOW() - INTERVAL 10 DAY;</text:p>
        </text:list-item>
      </text:list>
      <text:p text:style-name="Text_20_body"/>
      <text:p text:style-name="P21"><text:span text:style-name="T4">Sélection sur plusieurs tables</text:span></text:p>
      <text:p text:style-name="P21"><text:span text:style-name="T4"/></text:p>
      <text:list xml:id="list4187108919" text:style-name="L2">
        <text:list-item>
          <text:p text:style-name="P4">Liste des produits (nom, quantité et prix unitaire nécessaire) d’une commande donnée</text:p>
        </text:list-item>
      </text:list>
      <text:p text:style-name="P7"/>
      <text:p text:style-name="P8"><text:tab/><text:span text:style-name="T1">SELECT Article.Nom,ligne_cmd.ligne_cmd_Qts,Article.Prix FROM Article, <text:tab/>Commande ,ligne_cmd </text:span></text:p>
      <text:p text:style-name="P16"><text:tab/>WHERE ligne_cmd.Commande_id = Commande.idCommande </text:p>
      <text:p text:style-name="P16"><text:tab/>AND <text:s text:c="2"/>ligne_cmd.Article_id = Article.idArticle</text:p>
      <text:p text:style-name="P8"><text:span text:style-name="T1"><text:tab/>AND <text:s text:c="2"/>Commande.idCommande = 1;</text:span><text:tab/></text:p>
      <text:p text:style-name="P7"/>
      <text:list xml:id="list220445912496416" text:continue-numbering="true" text:style-name="L2">
        <text:list-item>
          <text:p text:style-name="P4">Liste des utilisateurs habitant à Grenoble</text:p>
        </text:list-item>
      </text:list>
      <text:p text:style-name="P7"><text:tab/><text:span text:style-name="T1">SELECT <text:s/>* FROM <text:s/>User,Adress </text:span></text:p>
      <text:p text:style-name="P17"><text:tab/>WHERE User.idUser = Adress.User_id </text:p>
      <text:p text:style-name="P17"><text:tab/>AND Adress.Ville = "GRENOBLE"</text:p>
      <text:p text:style-name="P7"/>
      <text:list xml:id="list220445810267697" text:continue-numbering="true" text:style-name="L2">
        <text:list-item>
          <text:p text:style-name="P4">Prix total de la dernière commande passée</text:p>
          <text:p text:style-name="P23"><text:span text:style-name="T10"/></text:p>
        </text:list-item>
      </text:list>
      <text:p text:style-name="P9"><text:tab/></text:p>
      <text:p text:style-name="P9"><text:span text:style-name="T11">SELECT ( SUM(primary_table.ligne_cmd_Qts * primary_table.ligne_cmd_prix) )AS tot</text:span></text:p>
      <text:p text:style-name="P25">FROM <text:s/>ligne_cmd primary_table, </text:p>
      <text:p text:style-name="P25">(SELECT MAX(Commande.idCommande) as pId FROM Commande) second_table </text:p>
      <text:p text:style-name="P25">where primary_table.Commande_id = second_table.pId</text:p>
      <text:p text:style-name="P25"><text:tab/></text:p>
      <text:p text:style-name="P9"><text:soft-page-break/><text:tab/></text:p>
      <text:p text:style-name="P9"/>
      <text:list xml:id="list220446273345387" text:continue-numbering="true" text:style-name="L2">
        <text:list-item>
          <text:p text:style-name="P4">Montant total de l’ensemble des commandes faites aujourd’hui</text:p>
        </text:list-item>
      </text:list>
      <text:p text:style-name="P7"/>
      <text:p text:style-name="P7"/>
      <text:list xml:id="list522879616" text:style-name="L3">
        <text:list-item>
          <text:p text:style-name="P5">Liste des commandes dont le prix est entre 20 et 40 euros</text:p>
          <text:p text:style-name="P5"/>
        </text:list-item>
        <text:list-item>
          <text:p text:style-name="P5">Liste des commandes d’un utilisateur</text:p>
          <text:p text:style-name="P5"/>
        </text:list-item>
        <text:list-item>
          <text:p text:style-name="P5">Nombre de commandes par client</text:p>
          <text:p text:style-name="P5"/>
        </text:list-item>
        <text:list-item>
          <text:p text:style-name="P5">Somme des montants de commandes par client</text:p>
          <text:p text:style-name="P5"/>
        </text:list-item>
        <text:list-item>
          <text:p text:style-name="P5">Liste des catégories disponibles (pour lesquelles les produits sont dispo)</text:p>
          <text:p text:style-name="P5"/>
        </text:list-item>
        <text:list-item>
          <text:p text:style-name="P5">Liste des utilisateurs (avec leur adresse) ayant passés une commande aujourd’hui</text:p>
          <text:p text:style-name="P5"/>
        </text:list-item>
        <text:list-item>
          <text:p text:style-name="P5">Montant moyen des commandes faites aujourd’hui</text:p>
          <text:p text:style-name="P5"/>
        </text:list-item>
        <text:list-item>
          <text:p text:style-name="P5">Montant de la valeur du stock (somme des articles)</text:p>
          <text:p text:style-name="P5"/>
        </text:list-item>
        <text:list-item>
          <text:p text:style-name="P5">Lister toutes les commandes ne contenant pas un produit donné.</text:p>
          <text:p text:style-name="P5"/>
        </text:list-item>
      </text:list>
      <text:p text:style-name="Text_20_body"/>
      <text:p text:style-name="P19">Insertion et mise à jour et suppression de données</text:p>
      <text:p text:style-name="P3"/>
      <text:list xml:id="list44332684" text:style-name="L4">
        <text:list-item>
          <text:p text:style-name="P6">Créer une commande de 3 articles différent (avec ses lignes de commande associées)</text:p>
          <text:p text:style-name="P6"/>
        </text:list-item>
        <text:list-item>
          <text:p text:style-name="P6">Ajouter un produit avec sa catégorie et sa quantité</text:p>
          <text:p text:style-name="P6"/>
        </text:list-item>
        <text:list-item>
          <text:p text:style-name="P6">Ajouter 100 à la quantité en stock d‘un produit</text:p>
          <text:p text:style-name="P6"/>
        </text:list-item>
        <text:list-item>
          <text:p text:style-name="P6">Augmenter de 5% le prix des produits d’une catégorie donnée</text:p>
          <text:p text:style-name="P6"/>
        </text:list-item>
        <text:list-item>
          <text:p text:style-name="P6">Supprimer un article</text:p>
          <text:p text:style-name="P6"/>
        </text:list-item>
        <text:list-item>
          <text:p text:style-name="P6">Supprimer les clients qui n’ont pas de command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3"/><text:span text:style-name="T12">(</text:span><text:span text:style-name="T13">pour une en particulier)</text:span></text:p>
      <text:p text:style-name="P24"><text:tab/>SELECT ( SUM(ligne_cmd.ligne_cmd_Qts * ligne_cmd.ligne_cmd_prix) )</text:p>
      <text:p text:style-name="P24"><text:tab/>AS tot</text:p>
      <text:p text:style-name="P24"><text:tab/>FROM ligne_cmd </text:p>
      <text:p text:style-name="P24"><text:tab/>JOIN Commande <text:s/>ON ligne_cmd.Commande_id = Commande.idCommande</text:p>
      <text:p text:style-name="P2"><text:tab/>WHERE ligne_cmd.Commande_id = 2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9:54:55.229233186</meta:creation-date>
    <dc:date>2019-02-11T22:04:45.299787348</dc:date>
    <meta:editing-duration>PT1H18M57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3" meta:paragraph-count="67" meta:word-count="356" meta:character-count="2326" meta:non-whitespace-character-count="2015"/>
  </office:meta>
</office:document-meta>
</file>